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Resume" style:family="table">
      <style:table-properties style:width="8.3021in" fo:margin-left="0in" fo:margin-top="0in" fo:margin-bottom="0in" table:align="left" style:shadow="none" style:writing-mode="lr-tb"/>
    </style:style>
    <style:style style:name="Resume.A" style:family="table-column">
      <style:table-column-properties style:column-width="1.875in"/>
    </style:style>
    <style:style style:name="Resume.B" style:family="table-column">
      <style:table-column-properties style:column-width="4.4569in"/>
    </style:style>
    <style:style style:name="Resume.C" style:family="table-column">
      <style:table-column-properties style:column-width="1.9701in"/>
    </style:style>
    <style:style style:name="Resume.1" style:family="table-row">
      <style:table-row-properties style:min-row-height="0.5in" fo:keep-together="auto"/>
    </style:style>
    <style:style style:name="Resume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Resume.2" style:family="table-row">
      <style:table-row-properties style:min-row-height="0.0486in" fo:keep-together="auto"/>
    </style:style>
    <style:style style:name="Resume.3" style:family="table-row">
      <style:table-row-properties style:min-row-height="0.0868in" fo:keep-together="auto"/>
    </style:style>
    <style:style style:name="Resume.4" style:family="table-row">
      <style:table-row-properties style:min-row-height="0.3in" fo:keep-together="auto"/>
    </style:style>
    <style:style style:name="Resume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Resume.A12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Resume.20" style:family="table-row">
      <style:table-row-properties style:min-row-height="0.0701in" fo:keep-together="auto"/>
    </style:style>
    <style:style style:name="Resume.32" style:family="table-row">
      <style:table-row-properties style:min-row-height="0.0528in" fo:keep-together="auto"/>
    </style:style>
    <style:style style:name="Resume.A36" style:family="table-cell">
      <style:table-cell-properties style:vertical-align="middle" fo:background-color="#ffffff" fo:padding="0in" fo:border="none">
        <style:background-image/>
      </style:table-cell-properties>
    </style:style>
    <style:style style:name="Resume.38" style:family="table-row">
      <style:table-row-properties style:min-row-height="0.1069in" fo:keep-together="auto"/>
    </style:style>
    <style:style style:name="Resume.39" style:family="table-row">
      <style:table-row-properties style:min-row-height="0.1132in" fo:keep-together="auto"/>
    </style:style>
    <style:style style:name="Resume.40" style:family="table-row">
      <style:table-row-properties style:min-row-height="0.1049in" fo:keep-together="auto"/>
    </style:style>
    <style:style style:name="P1" style:family="paragraph" style:parent-style-name="Standard">
      <style:paragraph-properties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officeooo:rsid="003aa502" officeooo:paragraph-rsid="003aa502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officeooo:paragraph-rsid="0042df17" style:font-size-asian="11pt" style:font-name-complex="Times New Roman1" style:font-size-complex="11pt"/>
    </style:style>
    <style:style style:name="P6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officeooo:rsid="0054b03f" officeooo:paragraph-rsid="0054b03f" style:font-size-asian="11pt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4c0ebc" officeooo:paragraph-rsid="004c0ebc" style:font-size-asian="11pt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dca2d" officeooo:paragraph-rsid="003dca2d" style:font-size-asian="11pt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fo:font-weight="bold" officeooo:rsid="004ae174" officeooo:paragraph-rsid="004ae174" style:font-size-asian="11pt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officeooo:rsid="00572ced" officeooo:paragraph-rsid="00572ced" style:font-size-asian="14pt" style:font-weight-asian="bold" style:font-name-complex="Times New Roman1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38f37" officeooo:paragraph-rsid="00338f37" style:font-size-asian="10pt" style:font-name-complex="Times New Roman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68c79" officeooo:paragraph-rsid="00368c79" style:font-size-asian="10pt" style:font-name-complex="Times New Roman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officeooo:rsid="004ac271" officeooo:paragraph-rsid="004ac271" style:font-size-asian="10pt" style:font-name-complex="Times New Roman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officeooo:rsid="003dca2d" officeooo:paragraph-rsid="003dca2d" style:font-size-asian="10pt" style:font-name-complex="Times New Roman1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33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officeooo:rsid="003f9ffc" officeooo:paragraph-rsid="003f9ffc" style:font-size-asian="10pt" style:font-style-asian="italic" style:font-name-complex="Times New Roman1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officeooo:rsid="004ae174" officeooo:paragraph-rsid="004ae174" style:font-size-asian="10pt" style:font-style-asian="italic" style:font-name-complex="Times New Roman1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3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39" style:family="paragraph" style:parent-style-name="Text_20_body" style:master-page-name="Standard">
      <style:paragraph-properties style:page-number="auto"/>
    </style:style>
    <style:style style:name="P40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41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42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4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44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officeooo:paragraph-rsid="00559f74" style:font-size-asian="11pt" style:font-name-complex="Times New Roman1"/>
    </style:style>
    <style:style style:name="P45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6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7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T1" style:family="text">
      <style:text-properties style:text-position="super 58%" fo:font-size="10pt" style:font-size-asian="10pt" style:font-name-complex="Times New Roman1"/>
    </style:style>
    <style:style style:name="T2" style:family="text">
      <style:text-properties style:text-position="super 58%" style:font-name-complex="Times New Roman1"/>
    </style:style>
    <style:style style:name="T3" style:family="text">
      <style:text-properties fo:font-size="11pt" style:font-size-asian="11pt" style:font-name-complex="Times New Roman1"/>
    </style:style>
    <style:style style:name="T4" style:family="text">
      <style:text-properties fo:font-size="11pt" fo:font-weight="bold" officeooo:rsid="00505353" style:font-size-asian="11pt" style:font-weight-asian="bold" style:font-name-complex="Times New Roman1" style:font-weight-complex="bold"/>
    </style:style>
    <style:style style:name="T5" style:family="text">
      <style:text-properties fo:font-size="10pt" style:font-size-asian="10pt" style:font-name-complex="Times New Roman1"/>
    </style:style>
    <style:style style:name="T6" style:family="text">
      <style:text-properties fo:font-size="10pt" officeooo:rsid="0015ebc3" style:font-size-asian="10pt" style:font-name-complex="Times New Roman1"/>
    </style:style>
    <style:style style:name="T7" style:family="text">
      <style:text-properties fo:font-size="10pt" officeooo:rsid="00329d0d" style:font-size-asian="10pt" style:font-name-complex="Times New Roman1"/>
    </style:style>
    <style:style style:name="T8" style:family="text">
      <style:text-properties style:font-name-complex="Times New Roman1"/>
    </style:style>
    <style:style style:name="T9" style:family="text">
      <style:text-properties officeooo:rsid="0023b811" style:font-name-complex="Times New Roman1"/>
    </style:style>
    <style:style style:name="T10" style:family="text">
      <style:text-properties officeooo:rsid="003bd155" style:font-name-complex="Times New Roman1"/>
    </style:style>
    <style:style style:name="T11" style:family="text">
      <style:text-properties fo:font-style="normal" style:font-style-asian="normal" style:font-name-complex="Times New Roman1" style:font-style-complex="normal"/>
    </style:style>
    <style:style style:name="T12" style:family="text">
      <style:text-properties officeooo:rsid="003b434e"/>
    </style:style>
    <style:style style:name="T13" style:family="text">
      <style:text-properties officeooo:rsid="003cd0cb"/>
    </style:style>
    <style:style style:name="T14" style:family="text">
      <style:text-properties officeooo:rsid="0042b1ab"/>
    </style:style>
    <style:style style:name="T15" style:family="text">
      <style:text-properties officeooo:rsid="00470c97"/>
    </style:style>
    <style:style style:name="T16" style:family="text">
      <style:text-properties officeooo:rsid="0049f67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c0ebc" style:font-weight-asian="bold" style:font-weight-complex="bold"/>
    </style:style>
    <style:style style:name="T19" style:family="text">
      <style:text-properties fo:font-weight="bold" officeooo:rsid="004df842" style:font-weight-asian="bold" style:font-weight-complex="bold"/>
    </style:style>
    <style:style style:name="T20" style:family="text">
      <style:text-properties fo:font-weight="bold" officeooo:rsid="004fd5eb" style:font-weight-asian="bold" style:font-weight-complex="bold"/>
    </style:style>
    <style:style style:name="T21" style:family="text">
      <style:text-properties fo:font-weight="bold" officeooo:rsid="00505353" style:font-weight-asian="bold" style:font-weight-complex="bold"/>
    </style:style>
    <style:style style:name="T22" style:family="text">
      <style:text-properties fo:font-weight="bold" officeooo:rsid="00506f13" style:font-weight-asian="bold" style:font-weight-complex="bold"/>
    </style:style>
    <style:style style:name="T23" style:family="text">
      <style:text-properties fo:font-weight="bold" officeooo:rsid="00518cf8" style:font-weight-asian="bold" style:font-weight-complex="bold"/>
    </style:style>
    <style:style style:name="T24" style:family="text">
      <style:text-properties officeooo:rsid="0052d0a8"/>
    </style:style>
    <style:style style:name="T25" style:family="text">
      <style:text-properties officeooo:rsid="00559f74"/>
    </style:style>
    <style:style style:name="T26" style:family="text">
      <style:text-properties officeooo:rsid="00583b21"/>
    </style:style>
    <style:style style:name="T27" style:family="text">
      <style:text-properties officeooo:rsid="005b3f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Text_20_body"/>
      <table:table table:name="Resume" table:style-name="Resume">
        <table:table-column table:style-name="Resume.A"/>
        <table:table-column table:style-name="Resume.B"/>
        <table:table-column table:style-name="Resume.C"/>
        <table:table-row table:style-name="Resume.1">
          <table:table-cell table:style-name="Resume.A1" table:number-columns-spanned="3" office:value-type="string">
            <text:p text:style-name="P19">Marius Andrei Stefan Garbea</text:p>
          </table:table-cell>
          <table:covered-table-cell/>
          <table:covered-table-cell/>
        </table:table-row>
        <table:table-row table:style-name="Resume.2">
          <table:table-cell table:style-name="Resume.A1" office:value-type="string">
            <text:p text:style-name="P20"><text:span text:style-name="T8">223 N 34</text:span><text:span text:style-name="T2">th</text:span><text:span text:style-name="T8"> Street</text:span></text:p>
          </table:table-cell>
          <table:table-cell table:style-name="Resume.A1" office:value-type="string">
            <text:p text:style-name="P21">mariusgarbea.github.io</text:p>
          </table:table-cell>
          <table:table-cell table:style-name="Resume.A1" office:value-type="string">
            <text:p text:style-name="P25">mariusgarbea@ymail.com</text:p>
          </table:table-cell>
        </table:table-row>
        <table:table-row table:style-name="Resume.3">
          <table:table-cell table:style-name="Resume.A1" office:value-type="string">
            <text:p text:style-name="P22">Philadelphia, PA</text:p>
          </table:table-cell>
          <table:table-cell table:style-name="Resume.A1" office:value-type="string">
            <text:p text:style-name="P24">linkedin.com/in/mgarbea</text:p>
          </table:table-cell>
          <table:table-cell table:style-name="Resume.A1" office:value-type="string">
            <text:p text:style-name="P23">610-209-4655</text:p>
          </table:table-cell>
        </table:table-row>
        <table:table-row table:style-name="Resume.4">
          <table:table-cell table:style-name="Resume.A4" table:number-columns-spanned="3" office:value-type="string">
            <text:p text:style-name="P36">EDUCATION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2" office:value-type="string">
            <text:p text:style-name="P18">Drexel University</text:p>
          </table:table-cell>
          <table:covered-table-cell/>
          <table:table-cell table:style-name="Resume.A1" office:value-type="string">
            <text:p text:style-name="P29">Philadelphia, PA</text:p>
          </table:table-cell>
        </table:table-row>
        <table:table-row table:style-name="Resume.2">
          <table:table-cell table:style-name="Resume.A1" table:number-columns-spanned="2" office:value-type="string">
            <text:p text:style-name="P34">Double major in Computer Science and Mathematics</text:p>
          </table:table-cell>
          <table:covered-table-cell/>
          <table:table-cell table:style-name="Resume.A1" office:value-type="string">
            <text:p text:style-name="P38"><text:span text:style-name="T5">09/2017 – </text:span><text:span text:style-name="T6">expected </text:span><text:span text:style-name="T7">05/</text:span><text:span text:style-name="T6">2022</text:span></text:p>
          </table:table-cell>
        </table:table-row>
        <table:table-row table:style-name="Resume.2">
          <table:table-cell table:style-name="Resume.A1" table:number-columns-spanned="3" office:value-type="string">
            <text:list xml:id="list9155480513812724968" text:style-name="L1">
              <text:list-item>
                <text:p text:style-name="P3">4.0 GPA, Dean’s List, Part of Pennoni Honors College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1" table:number-columns-spanned="2" office:value-type="string">
            <text:p text:style-name="P18">Tudor Vianu National College of Computer Science</text:p>
          </table:table-cell>
          <table:covered-table-cell/>
          <table:table-cell table:style-name="Resume.A1" office:value-type="string">
            <text:p text:style-name="P29">Bucharest, Romania</text:p>
          </table:table-cell>
        </table:table-row>
        <table:table-row table:style-name="Resume.2">
          <table:table-cell table:style-name="Resume.A1" table:number-columns-spanned="2" office:value-type="string">
            <text:p text:style-name="P30">Mathematics-Computer Science specialization</text:p>
          </table:table-cell>
          <table:covered-table-cell/>
          <table:table-cell table:style-name="Resume.A1" office:value-type="string">
            <text:p text:style-name="P27">09/2013 – 06/2017</text:p>
          </table:table-cell>
        </table:table-row>
        <table:table-row table:style-name="Resume.2">
          <table:table-cell table:style-name="Resume.A1" table:number-columns-spanned="3" office:value-type="string">
            <text:list xml:id="list4160290452191790810" text:style-name="L2">
              <text:list-item>
                <text:p text:style-name="P5"><text:span text:style-name="T15">9.5/ 10 GPA</text:span>, Participated in multiple Computer-Science, Math, Entrepreneurship and Physics contests – national stage</text:p>
              </text:list-item>
            </text:list>
          </table:table-cell>
          <table:covered-table-cell/>
          <table:covered-table-cell/>
        </table:table-row>
        <table:table-row table:style-name="Resume.4">
          <table:table-cell table:style-name="Resume.A1" table:number-columns-spanned="3" office:value-type="string">
            <text:p text:style-name="P37">PROFESSIONAL EXPERIENCE</text:p>
          </table:table-cell>
          <table:covered-table-cell/>
          <table:covered-table-cell/>
        </table:table-row>
        <table:table-row table:style-name="Resume.2">
          <table:table-cell table:style-name="Resume.A12" table:number-columns-spanned="2" office:value-type="string">
            <text:p text:style-name="P17"><text:span text:style-name="T18">ActivFix</text:span> Software Engineer</text:p>
          </table:table-cell>
          <table:covered-table-cell/>
          <table:table-cell table:style-name="Resume.A12" office:value-type="string">
            <text:p text:style-name="P28">12/2017 – <text:span text:style-name="T16">present</text:span></text:p>
          </table:table-cell>
        </table:table-row>
        <table:table-row table:style-name="Resume.2">
          <table:table-cell table:style-name="Resume.A1" table:number-columns-spanned="3" office:value-type="string">
            <text:p text:style-name="P33">Sport events scheduling startup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list xml:id="list519994714934491207" text:style-name="L3">
              <text:list-item>
                <text:p text:style-name="P6">Developing the <text:span text:style-name="T14">front-end and</text:span> back-end <text:span text:style-name="T14">of the application</text:span> following multiple design patterns using technologies such as <text:span text:style-name="T14">Java, </text:span>MySQL, Spring, Hibernate <text:span text:style-name="T14">and AngularJS</text:span>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1" table:number-columns-spanned="2" office:value-type="string">
            <text:p text:style-name="P14"><text:span text:style-name="T18">GovITHub</text:span> Software Engineer</text:p>
          </table:table-cell>
          <table:covered-table-cell/>
          <table:table-cell table:style-name="Resume.A1" office:value-type="string">
            <text:p text:style-name="P26">10/2016 – 02/2017</text:p>
          </table:table-cell>
        </table:table-row>
        <table:table-row table:style-name="Resume.2">
          <table:table-cell table:style-name="Resume.A1" table:number-columns-spanned="3" office:value-type="string">
            <text:p text:style-name="P32">Governmental program seeking to enhance public service through technology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list xml:id="list2914846659598162167" text:style-name="WWNum7">
              <text:list-item>
                <text:p text:style-name="P40"><text:span text:style-name="T10">D</text:span><text:span text:style-name="T9">evelop</text:span><text:span text:style-name="T10">ed a real time web application that notifies Romanian institutions and citizens about important national or personal event details such as elections and traffic in certain areas </text:span>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1" table:number-columns-spanned="2" office:value-type="string">
            <text:p text:style-name="P16"><text:span text:style-name="T17">Telekom Romania – Dolce Sport</text:span> Intern</text:p>
          </table:table-cell>
          <table:covered-table-cell/>
          <table:table-cell table:style-name="Resume.A1" office:value-type="string">
            <text:p text:style-name="P26">02/2016 – 04/2016</text:p>
          </table:table-cell>
        </table:table-row>
        <table:table-row table:style-name="Resume.2">
          <table:table-cell table:style-name="Resume.A1" table:number-columns-spanned="3" office:value-type="string">
            <text:p text:style-name="P31">Romanian sports television</text:p>
          </table:table-cell>
          <table:covered-table-cell/>
          <table:covered-table-cell/>
        </table:table-row>
        <table:table-row table:style-name="Resume.20">
          <table:table-cell table:style-name="Resume.A1" table:number-columns-spanned="3" office:value-type="string">
            <text:list xml:id="list6621766947080141522" text:style-name="WWNum3">
              <text:list-item>
                <text:p text:style-name="P41"><text:span text:style-name="T11">Monitored</text:span><text:span text:style-name="T8"> the server’s data flow, managed input/output data stream and published sports articles, lowering the process duration</text:span>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1" table:number-columns-spanned="2" office:value-type="string">
            <text:p text:style-name="P14"><text:span text:style-name="T19">Amerilex</text:span> Intern</text:p>
          </table:table-cell>
          <table:covered-table-cell/>
          <table:table-cell table:style-name="Resume.A1" office:value-type="string">
            <text:p text:style-name="P26">10/2015 – 12/2015</text:p>
          </table:table-cell>
        </table:table-row>
        <table:table-row table:style-name="Resume.2">
          <table:table-cell table:style-name="Resume.A1" table:number-columns-spanned="3" office:value-type="string">
            <text:p text:style-name="P31">Hewlett-Packard and Microsoft retailer, service and call center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list xml:id="list5147641121000399399" text:style-name="WWNum6">
              <text:list-item>
                <text:p text:style-name="P42">Assembled and disassembled computers, installed adequate software and reviewed service reports, maximizing the process efficiency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1" table:number-columns-spanned="2" office:value-type="string">
            <text:p text:style-name="P13"><text:span text:style-name="T19">Junior Achievement Young Enterprise</text:span> “Company of the Year 2016” </text:p>
          </table:table-cell>
          <table:covered-table-cell/>
          <table:table-cell table:style-name="Resume.A1" office:value-type="string">
            <text:p text:style-name="P26"><text:bookmark text:name="__DdeLink__219_223284064"/>12/2015 – 05/2016</text:p>
          </table:table-cell>
        </table:table-row>
        <table:table-row table:style-name="Resume.2">
          <table:table-cell table:style-name="Resume.A1" table:number-columns-spanned="3" office:value-type="string">
            <text:p text:style-name="P31"><text:span text:style-name="T26">Entrepreneurship</text:span> contest for High-School students in Europe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list xml:id="list210325531366249" text:continue-list="list6621766947080141522" text:style-name="WWNum3">
              <text:list-item>
                <text:p text:style-name="P43">Developed a task-management application aiming to help small companies boost work efficiency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list xml:id="list210326185890793" text:continue-numbering="true" text:style-name="WWNum3">
              <text:list-item>
                <text:p text:style-name="P43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  <table:covered-table-cell/>
        </table:table-row>
        <table:table-row table:style-name="Resume.4">
          <table:table-cell table:style-name="Resume.A4" table:number-columns-spanned="3" office:value-type="string">
            <text:p text:style-name="P36">HONORS, AWARDS &amp; CERTIFICATIONS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2" office:value-type="string">
            <text:p text:style-name="P4"><text:span text:style-name="T20">Drexel University</text:span> Founder’s Scholarship &amp; Drexel Grant</text:p>
          </table:table-cell>
          <table:covered-table-cell/>
          <table:table-cell table:style-name="Resume.A1" office:value-type="string">
            <text:p text:style-name="P1">09/2017 – 05/2022</text:p>
          </table:table-cell>
        </table:table-row>
        <table:table-row table:style-name="Resume.2">
          <table:table-cell table:style-name="Resume.A1" table:number-columns-spanned="3" office:value-type="string">
            <text:p text:style-name="P7"><text:span text:style-name="T21">DevHacks</text:span> 2016 Hackathon, sponsored by Microsoft, Teamnet, SoftVision – Runner-up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p text:style-name="P12"><text:span text:style-name="T21">JSHacks</text:span> 2016 Hackathon, sponsored by Endava and VisionMobile – Winner</text:p>
          </table:table-cell>
          <table:covered-table-cell/>
          <table:covered-table-cell/>
        </table:table-row>
        <table:table-row table:style-name="Resume.32">
          <table:table-cell table:style-name="Resume.A1" table:number-columns-spanned="3" office:value-type="string">
            <text:p text:style-name="P35"><text:span text:style-name="T4">Junior Achievement Young Enterprise</text:span><text:span text:style-name="T3"> “Company of the Year” – National Finalist </text:span>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p text:style-name="P11"><text:span text:style-name="T22">Certiport</text:span> Digital Literacy Certification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p text:style-name="P10"><text:span text:style-name="T23">Cisco</text:span> Networking Academy IT Essentials Certification</text:p>
          </table:table-cell>
          <table:covered-table-cell/>
          <table:covered-table-cell/>
        </table:table-row>
        <table:table-row table:style-name="Resume.2">
          <table:table-cell table:style-name="Resume.A1" table:number-columns-spanned="3" office:value-type="string">
            <text:p text:style-name="P10"><text:span text:style-name="T23">Google Code-In</text:span> Certification</text:p>
          </table:table-cell>
          <table:covered-table-cell/>
          <table:covered-table-cell/>
        </table:table-row>
        <table:table-row table:style-name="Resume.4">
          <table:table-cell table:style-name="Resume.A36" table:number-columns-spanned="3" office:value-type="string">
            <text:p text:style-name="P47">SKILLS &amp; INTERESTS</text:p>
          </table:table-cell>
          <table:covered-table-cell/>
          <table:covered-table-cell/>
        </table:table-row>
        <table:table-row table:style-name="Resume.2">
          <table:table-cell table:style-name="Resume.A12" table:number-columns-spanned="3" office:value-type="string">
            <text:p text:style-name="P9"><text:span text:style-name="T24">Languages</text:span>: Romanian (native), English (bilingual), German (intermediate)</text:p>
          </table:table-cell>
          <table:covered-table-cell/>
          <table:covered-table-cell/>
        </table:table-row>
        <table:table-row table:style-name="Resume.38">
          <table:table-cell table:style-name="Resume.A1" table:number-columns-spanned="3" office:value-type="string">
            <text:p text:style-name="P15">Programming Skills</text:p>
          </table:table-cell>
          <table:covered-table-cell/>
          <table:covered-table-cell/>
        </table:table-row>
        <table:table-row table:style-name="Resume.39">
          <table:table-cell table:style-name="Resume.A1" table:number-columns-spanned="2" office:value-type="string">
            <text:list xml:id="list6401551919530337640" text:style-name="WWNum4">
              <text:list-item>
                <text:p text:style-name="P44">Java, <text:span text:style-name="T25">Python,</text:span> JavaScript, ReactJS, NodeJS</text:p>
              </text:list-item>
            </text:list>
          </table:table-cell>
          <table:covered-table-cell/>
          <table:table-cell table:style-name="Resume.A1" office:value-type="string">
            <text:p text:style-name="P8">advanced</text:p>
          </table:table-cell>
        </table:table-row>
        <table:table-row table:style-name="Resume.40">
          <table:table-cell table:style-name="Resume.A1" table:number-columns-spanned="2" office:value-type="string">
            <text:list xml:id="list210326375973956" text:continue-numbering="true" text:style-name="WWNum4">
              <text:list-item>
                <text:p text:style-name="P45"><text:span text:style-name="T25">C++, </text:span>SQL, MongoDB, <text:span text:style-name="T13">Spring, Hibernate</text:span></text:p>
              </text:list-item>
            </text:list>
          </table:table-cell>
          <table:covered-table-cell/>
          <table:table-cell table:style-name="Resume.A1" office:value-type="string">
            <text:p text:style-name="P8">intermediate</text:p>
          </table:table-cell>
        </table:table-row>
        <table:table-row table:style-name="Resume.2">
          <table:table-cell table:style-name="Resume.A1" table:number-columns-spanned="2" office:value-type="string">
            <text:list xml:id="list210326738825215" text:continue-numbering="true" text:style-name="WWNum4">
              <text:list-item>
                <text:p text:style-name="P46"><text:span text:style-name="T12">Go, Kotlin, AngularJS</text:span><text:tab/></text:p>
              </text:list-item>
            </text:list>
          </table:table-cell>
          <table:covered-table-cell/>
          <table:table-cell table:style-name="Resume.A1" office:value-type="string">
            <text:p text:style-name="P8">beginne<text:span text:style-name="T27">r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8-01-30T21:03:24.551750910</dc:date>
    <meta:editing-cycles>153</meta:editing-cycles>
    <meta:editing-duration>PT6H47M18S</meta:editing-duration>
    <meta:generator>LibreOffice/5.1.6.2$Linux_X86_64 LibreOffice_project/10m0$Build-2</meta:generator>
    <meta:document-statistic meta:table-count="1" meta:image-count="0" meta:object-count="0" meta:page-count="1" meta:paragraph-count="58" meta:word-count="336" meta:character-count="2604" meta:non-whitespace-character-count="23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